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Northport Butcher Shoppe </text:p>
      <text:p text:style-name="P1">WSDACustom Exempt Processing</text:p>
      <text:p text:style-name="P1"/>
      <text:p text:style-name="P1"/>
      <text:p text:style-name="P1"/>
      <text:p text:style-name="Standard">These processing prices are based on the hanging weight of the carcass and the value added products.</text:p>
      <text:p text:style-name="Standard"/>
      <text:p text:style-name="Standard">Cut and Paper Wrap <text:s text:c="18"/>$1 per pound </text:p>
      <text:p text:style-name="Standard">Cut and Vacuum Seal Wrap <text:s text:c="6"/>$0.55 per package</text:p>
      <text:p text:style-name="Standard"/>
      <text:p text:style-name="Standard">Cube Steaks <text:s text:c="30"/>$0.50</text:p>
      <text:p text:style-name="Standard">Deli Meat <text:s text:c="35"/>$2.50</text:p>
      <text:p text:style-name="Standard">Pepperoni <text:s text:c="34"/>$4.00</text:p>
      <text:p text:style-name="Standard">Jerky <text:s text:c="42"/>$5.00</text:p>
      <text:p text:style-name="Standard"/>
      <text:p text:style-name="Standard"/>
      <text:p text:style-name="Standard"/>
      <text:p text:style-name="Standard">Bulk Sausage <text:s text:c="28"/>$1.30</text:p>
      <text:p text:style-name="Standard">Linked Sausage <text:s text:c="25"/>$2.00</text:p>
      <text:p text:style-name="Standard">Bacon <text:s text:c="40"/>$2.50</text:p>
      <text:p text:style-name="Standard">Ham <text:s text:c="43"/>$2.00</text:p>
      <text:p text:style-name="Standard">Ham Steaks <text:s text:c="31"/>$2.50</text:p>
      <text:p text:style-name="Standard"/>
      <text:p text:style-name="Standard"/>
      <text:p text:style-name="Standard"/>
      <text:p text:style-name="Standard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5" meta:word-count="62" meta:character-count="696" meta:non-whitespace-character-count="313"/>
    <meta:generator>LibreOfficeDev/6.0.5.2$Linux_X86_64 LibreOffice_project/</meta:generator>
  </office:meta>
</office:document-meta>
</file>